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Urban_20_Body_20_">
      <style:text-properties style:font-name="Times New Roman1"/>
    </style:style>
    <style:style style:name="P2" style:family="paragraph" style:parent-style-name="Urban_20_Body_20_">
      <style:text-properties style:font-name="Arial" fo:font-size="11pt" style:font-size-asian="11pt" style:font-name-complex="Arial" style:font-size-complex="11pt"/>
    </style:style>
    <style:style style:name="P3" style:family="paragraph" style:parent-style-name="Urban_20_Title_20_2">
      <style:text-properties fo:font-weight="bold" style:font-weight-asian="bold" style:font-weight-complex="bold"/>
    </style:style>
    <style:style style:name="P4" style:family="paragraph" style:parent-style-name="Standard">
      <style:text-properties style:text-underline-style="none" fo:font-weight="normal" style:font-weight-asian="normal" style:font-weight-complex="normal"/>
    </style:style>
    <style:style style:name="P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font-name="Times New Roman1" fo:font-size="12pt" style:font-size-asian="12pt" style:font-size-complex="12pt"/>
    </style:style>
    <style:style style:name="T5" style:family="text">
      <style:text-properties style:text-underline-style="solid" style:text-underline-width="auto" style:text-underline-color="font-color" fo:font-weight="bold" style:font-weight-asian="bold" style:font-name-complex="Arial"/>
    </style:style>
    <style:style style:name="T6" style:family="text">
      <style:text-properties fo:font-weight="bold" style:font-weight-asian="bold" style:font-name-complex="Arial"/>
    </style:style>
    <style:style style:name="T7" style:family="text">
      <style:text-properties style:font-name-complex="Arial"/>
    </style:style>
    <style:style style:name="T8"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0"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1"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2"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3"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Urban_20_Body_20_"><draw:frame draw:style-name="fr1" draw:name="Frame1" text:anchor-type="paragraph" svg:x="-0.011cm" svg:y="-0.011cm" svg:width="7.13cm" svg:height="5.23cm" draw:z-index="0"><draw:text-box><text:p text:style-name="Urban_20_Body_20_"><office:annotation><dc:creator>sde </dc:creator><dc:date>2011-07-26T10:00:42</dc:date><text:p text:style-name="P6"><text:span text:style-name="T13">do text</text:span></text:p><text:p text:style-name="P6"><text:span text:style-name="T13">from document(at=header, format='odt')</text:span></text:p></office:annotation>Import depuis header.odt</text:p></draw:text-box></draw:frame></text:p>
      <text:p text:style-name="Urban_20_Body_20_"/>
      <text:p text:style-name="Urban_20_Body_20_"/>
      <text:p text:style-name="Urban_20_Body_20_"/>
      <text:p text:style-name="Urban_20_Body_20_"><draw:frame draw:style-name="fr1" draw:name="Cadre1" text:anchor-type="paragraph" svg:x="7.796cm" svg:y="0.051cm" svg:width="9.04cm" svg:height="3.15cm" draw:z-index="1"><draw:text-box><text:p text:style-name="Frame_20_contents"><office:annotation><dc:creator>Gauthier Bastien</dc:creator><dc:date>2011-02-16T14:49:10</dc:date><text:p text:style-name="P5"><text:span text:style-name="T12">do text if not len(self.getApplicants()) &gt; 1</text:span></text:p><text:p text:style-name="P5"><text:span text:style-name="T12">from xhtml(</text:span><text:span text:style-name="T9">tool.decorateHTML('UrbanAddress', </text:span><text:span text:style-name="T12">applicantobj.getSignaletic(withaddress=True,linebyline=True)))</text:span></text:p></office:annotation><text:span text:style-name="T2">Titre Nom Prénom<text:line-break/>Adresse ligne1<text:line-break/>Adresse ligne2</text:span></text:p><text:p text:style-name="Frame_20_contents"><text:span text:style-name="T2"><office:annotation><dc:creator>Gauthier Bastien</dc:creator><dc:date>2011-02-17T09:18:17</dc:date><text:p text:style-name="P5"><text:span text:style-name="T12">do text if </text:span><text:span text:style-name="T9">len(self.getApplicants()) &gt; 1</text:span></text:p></office:annotation></text:span><text:span text:style-name="T2">&lt;%Titre%&gt; &lt;%Nom%&gt; &lt;%Prenom%&gt;<text:line-break/>&lt;%AdresseLigne1%&gt;<text:line-break/>&lt;%AdresseLigne2%&gt;</text:span></text:p><text:p text:style-name="Standard"/><text:p text:style-name="Standard"/><text:p text:style-name="Standard"/><text:p text:style-name="P4"><text:span text:style-name="T2"><office:annotation><dc:creator>Gauthier Bastien</dc:creator><dc:date>2011-02-17T09:18:17</dc:date><text:p text:style-name="P5"><text:span text:style-name="T12">do text if </text:span><text:span text:style-name="T9">len(self.getApplicants()) &gt; 1</text:span></text:p></office:annotation></text:span><text:span text:style-name="T2"><text:text-input text:description="Plusieurs demandeurs">self.getMultipleApplicants()</text:text-input></text:span></text:p></draw:text-box></draw:frame></text:p>
      <text:p text:style-name="Urban_20_Body_20_"/>
      <text:p text:style-name="Urban_20_Body_20_"/>
      <text:p text:style-name="Urban_20_Body_20_"/>
      <text:p text:style-name="Urban_20_Body_20_"/>
      <text:p text:style-name="Urban_20_Body_20_"/>
      <text:h text:style-name="Urban_20_Title" text:outline-level="1"/>
      <text:h text:style-name="Urban_20_Title" text:outline-level="1"/>
      <text:h text:style-name="Urban_20_Title" text:outline-level="1"/>
      <text:h text:style-name="Urban_20_Title" text:outline-level="1">Rappel : indication d'implantation</text:h>
      <text:h text:style-name="Urban_20_Title" text:outline-level="1"/>
      <text:h text:style-name="Urban_20_Title_20_2" text:outline-level="2"><text:span text:style-name="T4"><office:annotation><dc:creator>sde </dc:creator><dc:date>2011-07-27T10:02:17</dc:date><text:p text:style-name="P5"><text:span text:style-name="T8">do title</text:span></text:p><text:p text:style-name="P5"><text:span text:style-name="T9">from document(at=reference, format='odt')</text:span></text:p></office:annotation></text:span>Import depuis reference.odt</text:h>
      <text:p text:style-name="P2"/>
      <text:h text:style-name="P3" text:outline-level="2"><office:annotation><dc:creator>Gauthier Bastien</dc:creator><dc:date>2011-02-16T16:12:24</dc:date><text:p text:style-name="P5"><text:span text:style-name="T11">do title if len(self.getApplicants()) &gt; 1</text:span></text:p></office:annotation>Demandeurs : <text:text-input text:description="Demandeurs">self.getApplicantsSignaletic()</text:text-input></text:h>
      <text:h text:style-name="P3" text:outline-level="2"><office:annotation><dc:creator>Gauthier Bastien</dc:creator><dc:date>2011-02-16T16:13:21</dc:date><text:p text:style-name="P5"><text:span text:style-name="T10">do title if not len(self.getApplicants()) &gt; 1</text:span></text:p></office:annotation>Demandeur : <text:text-input text:description="Demandeurs">self.getApplicantsSignaletic()</text:text-input></text:h>
      <text:h text:style-name="P3" text:outline-level="2">Objet : <text:text-input text:description="Objet des travaux">self.getLicenceSubject()</text:text-input></text:h>
      <text:h text:style-name="P3" text:outline-level="2">Situation : <text:text-input text:description="Situation des travaux">self.getWorkLocationSignaletic()</text:text-input></text:h>
      <text:h text:style-name="Urban_20_Title_20_2" text:outline-level="2"><text:span text:style-name="T7">Référence cadastrale : </text:span><text:span text:style-name="T7"><text:text-input text:description="Bien-Parcelles">self.getPortionOutsText()</text:text-input></text:span></text:h>
      <text:p text:style-name="Urban_20_Body_20_"/>
      <text:p text:style-name="Urban_20_Body_20_"><office:annotation><dc:creator>Gauthier Bastien</dc:creator><dc:date>2011-02-21T09:23:46</dc:date><text:p text:style-name="P5"><text:span text:style-name="T9">do text if not len(self.getApplicants()) &gt; 1</text:span></text:p></office:annotation><text:text-input text:description="Titre du demandeur">applicantobj.getPersonTitleValue()</text:text-input>,</text:p>
      <text:p text:style-name="Urban_20_Body_20_"><office:annotation><dc:creator>Gauthier Bastien</dc:creator><dc:date>2011-02-21T09:23:46</dc:date><text:p text:style-name="P5"><text:span text:style-name="T9">do text if len(self.getApplicants()) &gt; 1</text:span></text:p></office:annotation><text:span text:style-name="T1">&lt;%Titre%&gt;</text:span>,</text:p>
      <text:p text:style-name="Urban_20_Body_20_"/>
      <text:p text:style-name="P1">Vous nous avez fait part de votre intention de débuter les travaux relatifs à l’objet repris ci-dessus pour lesquels vous avez obtenu un permis.</text:p>
      <text:p text:style-name="P1"/>
      <text:p text:style-name="P1">La vérification de la bonne implantation de votre construction, en particulier du respect de celle-ci par rapport aux plans approuvés est une compétence de notre Collège communal.</text:p>
      <text:p text:style-name="P1"><text:span text:style-name="T7">L’article 137 du CWATUPE précise en effet que « </text:span><text:span text:style-name="T5">les travaux de constructions nouvelles ou d’extension des constructions existantes ne peuvent débuter qu’après la réception du procès-verbal de l’indication de l’implantation</text:span><text:span text:style-name="T7"> constatant le respect de l’implantation prévue au permis, dressé par les soins du Collège communal ».</text:span></text:p>
      <text:p text:style-name="P1"/>
      <text:p text:style-name="P1">Pour ce faire, le demandeur doit solliciter la commune pour procéder à l’indication de l’implantation 30 jours calendrier avant le démarrage de son chantier. </text:p>
      <text:p text:style-name="P1"/>
      <text:p text:style-name="P1">A cet effet et conformément à la procédure fixée en séance du 20/07/2005, il s’adressera à un géomètre agréé par le Collège communal.</text:p>
      <text:p text:style-name="P1"/>
      <text:p text:style-name="P1">Le demandeur fournit au Collège communal le plan d’implantation coté reprenant le levé topographique, des repères visibles qui sont implantés aux angles de la parcelle et seront maintenus jusqu’à l’achèvement du chantier, des chaises délimitant la future construction, des repères de niveaux ainsi que deux points de référence fixes situés en bordure de terrain permettant un contrôle a posteriori, dressé et signé par le géomètre expert représentant la Ville, choisi parmi la liste ci-jointe et contresigné par le maître d’œuvre, l’auteur de projet et l’entreprise qui exécute les travaux.</text:p>
      <text:p text:style-name="P1"/>
      <text:p text:style-name="P1">Le procès-verbal de l’indication de l’implantation constatant le respect de l’implantation prévue au <text:soft-page-break/>permis, signé par le géomètre expert agréé par la Ville ainsi que le plan sont transmis à l’administration communale 10 jours calendrier avant le démarrage des travaux. Le procès-verbal contresigné par le Collège communal est alors transmis au demandeur.</text:p>
      <text:p text:style-name="P1"/>
      <text:p text:style-name="P1">L’indication de l’implantation devra être respectée lors de l’érection des bâtiments et ouvrages.</text:p>
      <text:p text:style-name="P1"/>
      <text:p text:style-name="P1">En cas de non respect de cette prescription, <text:s/>nous nous permettons d’attirer votre attention que conformément à l’article 154 4° du CWATUPE des sanctions peuvent être appliquées à savoir :</text:p>
      <text:p text:style-name="P1">« Sont punis d’un emprisonnement de huit jours à trois mois et d’une amende de</text:p>
      <text:p text:style-name="P1">550 € à 1.650.000 € ou d’une de ces peines seulement ceux qui :</text:p>
      <text:p text:style-name="P1">(…) 4° enfreignent de quelque manière que ce soit les prescriptions des plans de secteur ou</text:p>
      <text:p text:style-name="P1"><text:span text:style-name="T7">communaux d’aménagement, </text:span><text:span text:style-name="T6">des permis d’urbanisme</text:span><text:span text:style-name="T7"> (des permis de lotir ou des permis</text:span></text:p>
      <text:p text:style-name="P1">d’urbanisation – Décret du 30 avril 2009, art. 89, 3°) et des règlements d’urbanisme ou réalisent une publicité non conforme aux dispositions déterminées en exécution de l’art. 4 » (…)</text:p>
      <text:p text:style-name="P1"/>
      <text:p text:style-name="P1">Merci de ne pas tenir compte du présent courrier si vous avez procédé récemment à la vérification de l’implantation par un géomètre agréé.</text:p>
      <text:p text:style-name="Urban_20_Body_20_"/>
      <text:p text:style-name="Urban_20_Body_20_"><office:annotation><dc:creator>Gauthier Bastien</dc:creator><dc:date>2011-02-21T09:23:46</dc:date><text:p text:style-name="P5"><text:span text:style-name="T9">do text if not len(self.getApplicants()) &gt; 1</text:span></text:p></office:annotation>Demeurant à votre disposition, nous vous prions d'agréer, <text:text-input text:description="Titre du demandeur">applicantobj.getPersonTitleValue()</text:text-input>, nos salutations distinguées.</text:p>
      <text:p text:style-name="Urban_20_Body_20_"><office:annotation><dc:creator>Gauthier Bastien</dc:creator><dc:date>2011-02-21T09:23:46</dc:date><text:p text:style-name="P5"><text:span text:style-name="T9">do text if len(self.getApplicants()) &gt; 1</text:span></text:p></office:annotation>Demeurant à votre disposition, nous vous prions d'agréer, <text:span text:style-name="T1">&lt;%Titre%&gt;</text:span>, nos salutations distinguées.</text:p>
      <text:p text:style-name="Urban_20_Body_20_"/>
      <text:p text:style-name="Urban_20_Body_20_"/>
      <text:p text:style-name="Urban_20_Body_20_"><text:span text:style-name="T3"><office:annotation><dc:creator>sde </dc:creator><dc:date>2011-07-27T10:02:32</dc:date><text:p text:style-name="P5"><text:span text:style-name="T8">do text</text:span></text:p><text:p text:style-name="P5"><text:span text:style-name="T9">from document(at=signatures, format='odt')</text:span></text:p></office:annotation></text:span><text:span text:style-name="T3">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Urban_20_Title" style:display-name="Urban Title" style:family="paragraph" style:parent-style-name="Standard" style:default-outline-level="1"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_20_Body_20_" style:display-name="Urban Body " style:family="paragraph" style:parent-style-name="Urban_20_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_20_Title_20_2" style:display-name="Urban Title 2" style:family="paragraph" style:parent-style-name="Urban_20_Body_20_" style:default-outline-level="2">
      <style:text-properties fo:font-weight="bold" style:font-size-asian="10.5pt"/>
    </style:style>
    <style:style style:name="Normal_20_centré" style:display-name="Normal centré" style:family="paragraph" style:parent-style-name="Standard">
      <style:paragraph-properties fo:margin="100%" fo:margin-left="1cm" fo:margin-right="-0.002cm" fo:text-align="justify" style:justify-single-word="false" fo:text-indent="1.75cm" style:auto-text-indent="false">
        <style:tab-stops>
          <style:tab-stop style:position="10.001cm"/>
        </style:tab-stops>
      </style:paragraph-properties>
      <style:text-properties fo:font-size="12pt" fo:language="fr" fo:country="FR" style:font-size-asian="12pt"/>
    </style:style>
    <style:style style:name="Références" style:family="paragraph" style:parent-style-name="Standard">
      <style:paragraph-properties style:text-autospace="ideograph-alpha"/>
      <style:text-properties style:font-name="Arial" fo:language="zxx" fo:country="none" style:language-asian="zxx" style:country-asian="none" style:font-name-complex="Arial"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Urban_20_Body_20_"><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de </meta:initial-creator>
    <meta:creation-date>2011-07-26T09:39:57</meta:creation-date>
    <dc:date>2012-11-06T09:12:34</dc:date>
    <dc:creator>Simon Delcourt</dc:creator>
    <meta:editing-duration>PT7H8M11S</meta:editing-duration>
    <meta:editing-cycles>36</meta:editing-cycles>
    <meta:generator>LibreOffice/3.5$Linux_x86 LibreOffice_project/350m1$Build-2</meta:generator>
    <meta:document-statistic meta:table-count="0" meta:image-count="0" meta:object-count="0" meta:page-count="2" meta:paragraph-count="32" meta:word-count="523" meta:character-count="3565" meta:non-whitespace-character-count="3085"/>
  </office:meta>
</office:document-meta>
</file>